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06mm"/>
    </style:style>
    <style:style style:name="co2" style:family="table-column">
      <style:table-column-properties fo:break-before="auto" style:column-width="40.06mm"/>
    </style:style>
    <style:style style:name="co3" style:family="table-column">
      <style:table-column-properties fo:break-before="auto" style:column-width="15.95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27.82mm"/>
    </style:style>
    <style:style style:name="co6" style:family="table-column">
      <style:table-column-properties fo:break-before="auto" style:column-width="29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wrap-option="wrap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Потребитель</text:p>
          </table:table-cell>
          <table:table-cell table:style-name="ce1" office:value-type="string" calcext:value-type="string">
            <text:p>Мощность, кВт</text:p>
          </table:table-cell>
          <table:table-cell table:style-name="ce1" office:value-type="string" calcext:value-type="string">
            <text:p>Кол-во</text:p>
          </table:table-cell>
          <table:table-cell table:style-name="ce2" office:value-type="string" calcext:value-type="string">
            <text:p>Коэффициент спроса</text:p>
          </table:table-cell>
          <table:table-cell table:style-name="ce1" office:value-type="string" calcext:value-type="string">
            <text:p>Общее, кВт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Климатика</text:p>
          </table:table-cell>
          <table:table-cell table:style-name="ce1" table:number-columns-repeated="2"/>
          <table:table-cell table:style-name="ce2"/>
          <table:table-cell table:style-name="ce1" table:number-columns-repeated="1020"/>
        </table:table-row>
        <table:table-row table:style-name="ro3">
          <table:table-cell office:value-type="string" calcext:value-type="string">
            <text:p>Кондиционер</text:p>
          </table:table-cell>
          <table:table-cell office:value-type="float" office:value="2.13" calcext:value-type="float">
            <text:p>2,13</text:p>
          </table:table-cell>
          <table:table-cell office:value-type="float" office:value="1" calcext:value-type="float">
            <text:p>1</text:p>
          </table:table-cell>
          <table:table-cell table:formula="of:=0.5*0.7" office:value-type="float" office:value="0.35" calcext:value-type="float">
            <text:p>0,35</text:p>
          </table:table-cell>
          <table:table-cell table:formula="of:=[.B3]*[.C3]*[.D3]" office:value-type="float" office:value="0.7455" calcext:value-type="float">
            <text:p>0,74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Канальный нагреватель</text:p>
          </table:table-cell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table:formula="of:=0.5*0.7" office:value-type="float" office:value="0.35" calcext:value-type="float">
            <text:p>0,35</text:p>
          </table:table-cell>
          <table:table-cell table:formula="of:=[.B4]*[.C4]*[.D4]" office:value-type="float" office:value="0.735" calcext:value-type="float">
            <text:p>0,7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Вентилятор канальный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formula="of:=[.B5]*[.C5]*[.D5]" office:value-type="float" office:value="0.018" calcext:value-type="float">
            <text:p>0,0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Увлажнитель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B6]*[.C6]*[.D6]" office:value-type="float" office:value="0.025" calcext:value-type="float">
            <text:p>0,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Приводы</text:p>
          </table:table-cell>
          <table:table-cell office:value-type="float" office:value="0.0041" calcext:value-type="float">
            <text:p>0,004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table:formula="of:=[.B7]*[.C7]*[.D7]" office:value-type="float" office:value="0.000369" calcext:value-type="float">
            <text:p>0,0003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Теплый пол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B8]*[.C8]*[.D8]" office:value-type="float" office:value="0.3" calcext:value-type="float">
            <text:p>0,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тиральная машина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formula="of:=[.B10]*[.C10]*[.D10]" office:value-type="float" office:value="1.2" calcext:value-type="float">
            <text:p>1,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Сушильная машина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formula="of:=[.B11]*[.C11]*[.D11]" office:value-type="float" office:value="1.68" calcext:value-type="float">
            <text:p>1,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Варочная панель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0.5*0.8" office:value-type="float" office:value="0.4" calcext:value-type="float">
            <text:p>0,4</text:p>
          </table:table-cell>
          <table:table-cell table:formula="of:=[.B12]*[.C12]*[.D12]" office:value-type="float" office:value="2.8" calcext:value-type="float">
            <text:p>2,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Духовой шкаф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0.4*0.8" office:value-type="float" office:value="0.32" calcext:value-type="float">
            <text:p>0,32</text:p>
          </table:table-cell>
          <table:table-cell table:formula="of:=[.B13]*[.C13]*[.D13]" office:value-type="float" office:value="0.96" calcext:value-type="float">
            <text:p>0,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Посудомоечная маши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B14]*[.C14]*[.D14]" office:value-type="float" office:value="0.8" calcext:value-type="float">
            <text:p>0,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Мультиварка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formula="of:=[.B15]*[.C15]*[.D15]" office:value-type="float" office:value="0.2" calcext:value-type="float">
            <text:p>0,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Микроволновка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B16]*[.C16]*[.D16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Холодильник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B17]*[.C17]*[.D17]" office:value-type="float" office:value="0.3" calcext:value-type="float">
            <text:p>0,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Водонагреватель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B18]*[.C18]*[.D18]" office:value-type="float" office:value="1.8" calcext:value-type="float">
            <text:p>1,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Утюг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B19]*[.C19]*[.D19]" office:value-type="float" office:value="0.54" calcext:value-type="float">
            <text:p>0,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Фен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B20]*[.C20]*[.D20]" office:value-type="float" office:value="0.36" calcext:value-type="float">
            <text:p>0,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Чайник/кофеварка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B21]*[.C21]*[.D21]" office:value-type="float" office:value="0.36" calcext:value-type="float">
            <text:p>0,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Пылесос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B22]*[.C22]*[.D22]" office:value-type="float" office:value="0.3" calcext:value-type="float">
            <text:p>0,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Электроник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левизор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formula="of:=[.B24]*[.C24]*[.D24]" office:value-type="float" office:value="0.45" calcext:value-type="float">
            <text:p>0,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Компьютер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5]*[.C25]*[.D25]" office:value-type="float" office:value="0.5" calcext:value-type="float">
            <text:p>0,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Монитор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6]*[.C26]*[.D26]" office:value-type="float" office:value="0.2" calcext:value-type="float">
            <text:p>0,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Сервер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7]*[.C27]*[.D27]" office:value-type="float" office:value="0.2" calcext:value-type="float">
            <text:p>0,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Принтер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formula="of:=[.B28]*[.C28]*[.D28]" office:value-type="float" office:value="0.025" calcext:value-type="float">
            <text:p>0,0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Слаботочка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9]*[.C29]*[.D29]" office:value-type="float" office:value="0.1" calcext:value-type="float">
            <text:p>0,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Освещени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пальня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B31]*[.C31]*[.D31]" office:value-type="float" office:value="0.056" calcext:value-type="float">
            <text:p>0,0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Кабинет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B32]*[.C32]*[.D32]" office:value-type="float" office:value="0.056" calcext:value-type="float">
            <text:p>0,0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Кладовая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B33]*[.C33]*[.D33]" office:value-type="float" office:value="0.014" calcext:value-type="float">
            <text:p>0,0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Коридор</text:p>
          </table:table-cell>
          <table:table-cell table:formula="of:=0.06*3"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B34]*[.C34]*[.D34]" office:value-type="float" office:value="0.126" calcext:value-type="float">
            <text:p>0,1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Детская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B35]*[.C35]*[.D35]" office:value-type="float" office:value="0.056" calcext:value-type="float">
            <text:p>0,0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Кухня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B36]*[.C36]*[.D36]" office:value-type="float" office:value="0.042" calcext:value-type="float">
            <text:p>0,0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Туалет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B37]*[.C37]*[.D37]" office:value-type="float" office:value="0.014" calcext:value-type="float">
            <text:p>0,0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Ванная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B38]*[.C38]*[.D38]" office:value-type="float" office:value="0.028" calcext:value-type="float">
            <text:p>0,0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Лоджия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B39]*[.C39]*[.D39]" office:value-type="float" office:value="0.014" calcext:value-type="float">
            <text:p>0,014</text:p>
          </table:table-cell>
          <table:table-cell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 calcext:value-type="string">
            <text:p>ИТОГО</text:p>
          </table:table-cell>
          <table:table-cell table:number-columns-repeated="3"/>
          <table:table-cell table:formula="of:=SUM([.E3:.E44])" office:value-type="float" office:value="15.284869" calcext:value-type="float">
            <text:p>15,284869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11:40.900211999</meta:creation-date>
    <dc:date>2017-08-15T00:09:52.795762174</dc:date>
    <meta:editing-duration>PT57M55S</meta:editing-duration>
    <meta:editing-cycles>39</meta:editing-cycles>
    <meta:generator>LibreOffice/5.1.6.2$Linux_X86_64 LibreOffice_project/10m0$Build-2</meta:generator>
    <meta:document-statistic meta:table-count="1" meta:cell-count="181" meta:object-count="0"/>
  </office:meta>
</office:document-meta>
</file>